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 style:text-autospace="none" fo:margin-bottom="0in" fo:line-height="100%"/>
    </style:style>
    <style:style style:name="T2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" style:parent-style-name="Normaali" style:family="paragraph">
      <style:paragraph-properties style:text-autospace="none" fo:margin-bottom="0in" fo:line-height="100%"/>
    </style:style>
    <style:style style:name="T5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" style:parent-style-name="Normaali" style:family="paragraph">
      <style:paragraph-properties style:text-autospace="none" fo:margin-bottom="0in" fo:line-height="100%"/>
    </style:style>
    <style:style style:name="T8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" style:parent-style-name="Normaali" style:family="paragraph">
      <style:paragraph-properties style:text-autospace="none" fo:margin-bottom="0in" fo:line-height="100%"/>
    </style:style>
    <style:style style:name="T11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" style:parent-style-name="Normaali" style:family="paragraph">
      <style:paragraph-properties style:text-autospace="none" fo:margin-bottom="0in" fo:line-height="100%"/>
    </style:style>
    <style:style style:name="T14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ali" style:family="paragraph">
      <style:paragraph-properties style:text-autospace="none" fo:margin-bottom="0in" fo:line-height="100%"/>
    </style:style>
    <style:style style:name="T1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" style:parent-style-name="Normaali" style:family="paragraph">
      <style:paragraph-properties style:text-autospace="none" fo:margin-bottom="0in" fo:line-height="100%"/>
    </style:style>
    <style:style style:name="T20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" style:parent-style-name="Normaali" style:family="paragraph">
      <style:paragraph-properties style:text-autospace="none" fo:margin-bottom="0in" fo:line-height="100%"/>
    </style:style>
    <style:style style:name="T23" style:parent-style-name="Kappaleenoletusfontti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24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T25" style:parent-style-name="Kappaleenoletusfontti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P26" style:parent-style-name="Normaali" style:family="paragraph">
      <style:paragraph-properties style:text-autospace="none" fo:margin-bottom="0in" fo:line-height="100%"/>
    </style:style>
    <style:style style:name="T27" style:parent-style-name="Kappaleenoletusfontti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28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9" style:parent-style-name="Normaali" style:family="paragraph">
      <style:paragraph-properties style:text-autospace="none" fo:margin-bottom="0in" fo:line-height="100%"/>
    </style:style>
    <style:style style:name="T30" style:parent-style-name="Kappaleenoletusfontti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31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32" style:parent-style-name="Normaali" style:family="paragraph">
      <style:paragraph-properties style:text-autospace="none" fo:margin-bottom="0in" fo:line-height="100%"/>
    </style:style>
    <style:style style:name="T33" style:parent-style-name="Kappaleenoletusfontti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34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T35" style:parent-style-name="Kappaleenoletusfontti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P36" style:parent-style-name="Normaali" style:family="paragraph">
      <style:paragraph-properties style:text-autospace="none" fo:margin-bottom="0in" fo:line-height="100%"/>
    </style:style>
    <style:style style:name="T3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4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5" style:parent-style-name="Normaali" style:family="paragraph">
      <style:paragraph-properties style:text-autospace="none" fo:margin-bottom="0in" fo:line-height="100%"/>
    </style:style>
    <style:style style:name="T4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2" style:parent-style-name="Normaali" style:family="paragraph">
      <style:paragraph-properties style:text-autospace="none" fo:margin-bottom="0in" fo:line-height="100%"/>
    </style:style>
    <style:style style:name="T5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8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9" style:parent-style-name="Normaali" style:family="paragraph">
      <style:paragraph-properties style:text-autospace="none" fo:margin-bottom="0in" fo:line-height="100%"/>
    </style:style>
    <style:style style:name="T6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5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6" style:parent-style-name="Normaali" style:family="paragraph">
      <style:paragraph-properties style:text-autospace="none" fo:margin-bottom="0in" fo:line-height="100%"/>
    </style:style>
    <style:style style:name="T6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3" style:parent-style-name="Normaali" style:family="paragraph">
      <style:paragraph-properties style:text-autospace="none" fo:margin-bottom="0in" fo:line-height="100%"/>
    </style:style>
    <style:style style:name="T7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8" style:parent-style-name="Normaali" style:family="paragraph">
      <style:paragraph-properties style:text-autospace="none" fo:margin-bottom="0in" fo:line-height="100%"/>
    </style:style>
    <style:style style:name="T7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3" style:parent-style-name="Normaali" style:family="paragraph">
      <style:paragraph-properties style:text-autospace="none" fo:margin-bottom="0in" fo:line-height="100%"/>
    </style:style>
    <style:style style:name="T8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8" style:parent-style-name="Normaali" style:family="paragraph">
      <style:paragraph-properties style:text-autospace="none" fo:margin-bottom="0in" fo:line-height="100%"/>
    </style:style>
    <style:style style:name="T8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8" style:parent-style-name="Normaali" style:family="paragraph">
      <style:paragraph-properties style:text-autospace="none" fo:margin-bottom="0in" fo:line-height="100%"/>
    </style:style>
    <style:style style:name="T9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5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7" style:parent-style-name="Normaali" style:family="paragraph">
      <style:paragraph-properties style:text-autospace="none" fo:margin-bottom="0in" fo:line-height="100%"/>
    </style:style>
    <style:style style:name="T10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2" style:parent-style-name="Normaali" style:family="paragraph">
      <style:paragraph-properties style:text-autospace="none" fo:margin-bottom="0in" fo:line-height="100%"/>
    </style:style>
    <style:style style:name="T11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0" style:parent-style-name="Normaali" style:family="paragraph">
      <style:paragraph-properties style:text-autospace="none" fo:margin-bottom="0in" fo:line-height="100%"/>
    </style:style>
    <style:style style:name="T12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4" style:parent-style-name="Normaali" style:family="paragraph">
      <style:paragraph-properties style:text-autospace="none" fo:margin-bottom="0in" fo:line-height="100%"/>
    </style:style>
    <style:style style:name="T12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8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9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30" style:parent-style-name="Normaali" style:family="paragraph">
      <style:paragraph-properties style:text-autospace="none" fo:margin-bottom="0in" fo:line-height="100%"/>
    </style:style>
    <style:style style:name="T13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8" style:parent-style-name="Normaali" style:family="paragraph">
      <style:paragraph-properties style:text-autospace="none" fo:margin-bottom="0in" fo:line-height="100%"/>
    </style:style>
    <style:style style:name="T13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2" style:parent-style-name="Normaali" style:family="paragraph">
      <style:paragraph-properties style:text-autospace="none" fo:margin-bottom="0in" fo:line-height="100%"/>
    </style:style>
    <style:style style:name="T14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8" style:parent-style-name="Normaali" style:family="paragraph">
      <style:paragraph-properties style:text-autospace="none" fo:margin-bottom="0in" fo:line-height="100%"/>
    </style:style>
    <style:style style:name="T14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6" style:parent-style-name="Normaali" style:family="paragraph">
      <style:paragraph-properties style:text-autospace="none" fo:margin-bottom="0in" fo:line-height="100%"/>
    </style:style>
    <style:style style:name="T15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5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0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2" style:parent-style-name="Normaali" style:family="paragraph">
      <style:paragraph-properties style:text-autospace="none" fo:margin-bottom="0in" fo:line-height="100%"/>
    </style:style>
    <style:style style:name="T16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8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9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0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2" style:parent-style-name="Normaali" style:family="paragraph">
      <style:paragraph-properties style:text-autospace="none" fo:margin-bottom="0in" fo:line-height="100%"/>
    </style:style>
    <style:style style:name="T17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" style:parent-style-name="Normaali" style:family="paragraph">
      <style:paragraph-properties style:text-autospace="none" fo:margin-bottom="0in" fo:line-height="100%"/>
    </style:style>
    <style:style style:name="T18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8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4" style:parent-style-name="Normaali" style:family="paragraph">
      <style:paragraph-properties style:text-autospace="none" fo:margin-bottom="0in" fo:line-height="100%"/>
    </style:style>
    <style:style style:name="T18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6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8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8" style:parent-style-name="Normaali" style:family="paragraph">
      <style:paragraph-properties style:text-autospace="none" fo:margin-bottom="0in" fo:line-height="100%"/>
    </style:style>
    <style:style style:name="T18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2" style:parent-style-name="Normaali" style:family="paragraph">
      <style:paragraph-properties style:text-autospace="none" fo:margin-bottom="0in" fo:line-height="100%"/>
    </style:style>
    <style:style style:name="T19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4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7" style:parent-style-name="Normaali" style:family="paragraph">
      <style:paragraph-properties style:text-autospace="none" fo:margin-bottom="0in" fo:line-height="100%"/>
    </style:style>
    <style:style style:name="T19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9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5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6" style:parent-style-name="Normaali" style:family="paragraph">
      <style:paragraph-properties style:text-autospace="none" fo:margin-bottom="0in" fo:line-height="100%"/>
    </style:style>
    <style:style style:name="T20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8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0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2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4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6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8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9" style:parent-style-name="Normaali" style:family="paragraph">
      <style:paragraph-properties style:text-autospace="none" fo:margin-bottom="0in" fo:line-height="100%"/>
    </style:style>
    <style:style style:name="T22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2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3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2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5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8" style:parent-style-name="Normaali" style:family="paragraph">
      <style:paragraph-properties style:text-autospace="none" fo:margin-bottom="0in" fo:line-height="100%"/>
    </style:style>
    <style:style style:name="T22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0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2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3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3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8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9" style:parent-style-name="Normaali" style:family="paragraph">
      <style:paragraph-properties style:text-autospace="none" fo:margin-bottom="0in" fo:line-height="100%"/>
    </style:style>
    <style:style style:name="T24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1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3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4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5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9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0" style:parent-style-name="Normaali" style:family="paragraph">
      <style:paragraph-properties style:text-autospace="none" fo:margin-bottom="0in" fo:line-height="100%"/>
    </style:style>
    <style:style style:name="T25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2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5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5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8" style:parent-style-name="Normaali" style:family="paragraph">
      <style:paragraph-properties style:text-autospace="none" fo:margin-bottom="0in" fo:line-height="100%"/>
    </style:style>
    <style:style style:name="T25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0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6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5" style:parent-style-name="Normaali" style:family="paragraph">
      <style:paragraph-properties style:text-autospace="none" fo:margin-bottom="0in" fo:line-height="100%"/>
    </style:style>
    <style:style style:name="T26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7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1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74" style:parent-style-name="Normaali" style:family="paragraph">
      <style:paragraph-properties style:text-autospace="none" fo:margin-bottom="0in" fo:line-height="100%"/>
    </style:style>
    <style:style style:name="T27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8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7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0" style:parent-style-name="Normaali" style:family="paragraph">
      <style:paragraph-properties style:text-autospace="none" fo:margin-bottom="0in" fo:line-height="100%"/>
    </style:style>
    <style:style style:name="T28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2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8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0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91" style:parent-style-name="Normaali" style:family="paragraph">
      <style:paragraph-properties style:text-autospace="none" fo:margin-bottom="0in" fo:line-height="100%"/>
    </style:style>
    <style:style style:name="T29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3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5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7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1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3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5" style:parent-style-name="Normaali" style:family="paragraph">
      <style:paragraph-properties style:text-autospace="none" fo:margin-bottom="0in" fo:line-height="100%"/>
    </style:style>
    <style:style style:name="T30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7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9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1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3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1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5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1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7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9" style:parent-style-name="Normaali" style:family="paragraph">
      <style:paragraph-properties style:text-autospace="none" fo:margin-bottom="0in" fo:line-height="100%"/>
    </style:style>
    <style:style style:name="T32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1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3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5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2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3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1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3" style:parent-style-name="Normaali" style:family="paragraph">
      <style:paragraph-properties style:text-autospace="none" fo:margin-bottom="0in" fo:line-height="100%"/>
    </style:style>
    <style:style style:name="T33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5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33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8" style:parent-style-name="Normaali" style:family="paragraph">
      <style:paragraph-properties style:text-autospace="none" fo:margin-bottom="0in" fo:line-height="100%"/>
    </style:style>
    <style:style style:name="T33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0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4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2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4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4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6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4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8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4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0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51" style:parent-style-name="Normaali" style:family="paragraph">
      <style:paragraph-properties style:text-autospace="none" fo:margin-bottom="0in" fo:line-height="100%"/>
    </style:style>
    <style:style style:name="T35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3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5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5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5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58" style:parent-style-name="Normaali" style:family="paragraph">
      <style:paragraph-properties style:text-autospace="none" fo:margin-bottom="0in" fo:line-height="100%"/>
    </style:style>
    <style:style style:name="T35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0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36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6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63" style:parent-style-name="Normaali" style:family="paragraph">
      <style:paragraph-properties style:text-autospace="none" fo:margin-bottom="0in" fo:line-height="100%"/>
    </style:style>
    <style:style style:name="T36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5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7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6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1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7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74" style:parent-style-name="Normaali" style:family="paragraph">
      <style:paragraph-properties style:text-autospace="none" fo:margin-bottom="0in" fo:line-height="100%"/>
    </style:style>
    <style:style style:name="T37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8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80" style:parent-style-name="Normaali" style:family="paragraph">
      <style:paragraph-properties style:text-autospace="none" fo:margin-bottom="0in" fo:line-height="100%"/>
    </style:style>
    <style:style style:name="T38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2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8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85" style:parent-style-name="Normaali" style:family="paragraph">
      <style:paragraph-properties style:text-autospace="none" fo:margin-bottom="0in" fo:line-height="100%"/>
    </style:style>
    <style:style style:name="T38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7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8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89" style:parent-style-name="Normaali" style:family="paragraph">
      <style:paragraph-properties style:text-autospace="none" fo:margin-bottom="0in" fo:line-height="100%"/>
    </style:style>
    <style:style style:name="T39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1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9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9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9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95" style:parent-style-name="Normaali" style:family="paragraph">
      <style:paragraph-properties style:text-autospace="none" fo:margin-bottom="0in" fo:line-height="100%"/>
    </style:style>
    <style:style style:name="T39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9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0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1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3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5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06" style:parent-style-name="Normaali" style:family="paragraph">
      <style:paragraph-properties style:text-autospace="none" fo:margin-bottom="0in" fo:line-height="100%"/>
    </style:style>
    <style:style style:name="T40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8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0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0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1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2" style:parent-style-name="Normaali" style:family="paragraph">
      <style:paragraph-properties style:text-autospace="none" fo:margin-bottom="0in" fo:line-height="100%"/>
    </style:style>
    <style:style style:name="T41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4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17" style:parent-style-name="Normaali" style:family="paragraph">
      <style:paragraph-properties style:text-autospace="none" fo:margin-bottom="0in" fo:line-height="100%"/>
    </style:style>
    <style:style style:name="T41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9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2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1" style:parent-style-name="Normaali" style:family="paragraph">
      <style:paragraph-properties style:text-autospace="none" fo:margin-bottom="0in" fo:line-height="100%"/>
    </style:style>
    <style:style style:name="T42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3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2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5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2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27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28" style:parent-style-name="Normaali" style:family="paragraph">
      <style:paragraph-properties style:text-autospace="none" fo:margin-bottom="0in" fo:line-height="100%"/>
    </style:style>
    <style:style style:name="T42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0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3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3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3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35" style:parent-style-name="Normaali" style:family="paragraph">
      <style:paragraph-properties style:text-autospace="none" fo:margin-bottom="0in" fo:line-height="100%"/>
    </style:style>
    <style:style style:name="T43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7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1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4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44" style:parent-style-name="Normaali" style:family="paragraph">
      <style:paragraph-properties style:text-autospace="none" fo:margin-bottom="0in" fo:line-height="100%"/>
    </style:style>
    <style:style style:name="T44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4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8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0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5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5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5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54" style:parent-style-name="Normaali" style:family="paragraph">
      <style:paragraph-properties style:text-autospace="none" fo:margin-bottom="0in" fo:line-height="100%"/>
    </style:style>
    <style:style style:name="T45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5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8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0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6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6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6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65" style:parent-style-name="Normaali" style:family="paragraph">
      <style:paragraph-properties style:text-autospace="none" fo:margin-bottom="0in" fo:line-height="100%"/>
    </style:style>
    <style:style style:name="T46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7" style:parent-style-name="Kappaleenoletusfontti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6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9" style:parent-style-name="Normaali" style:family="paragraph">
      <style:paragraph-properties style:text-autospace="none" fo:margin-bottom="0in" fo:line-height="100%"/>
    </style:style>
    <style:style style:name="T47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1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7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3" style:parent-style-name="Normaali" style:family="paragraph">
      <style:paragraph-properties style:text-autospace="none" fo:margin-bottom="0in" fo:line-height="100%"/>
    </style:style>
    <style:style style:name="T47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5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476" style:parent-style-name="Normaali" style:family="paragraph">
      <style:paragraph-properties style:text-autospace="none" fo:margin-bottom="0in" fo:line-height="100%"/>
    </style:style>
    <style:style style:name="T47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8" style:parent-style-name="Kappaleenoletusfontti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479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80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81" style:parent-style-name="Normaali" style:family="paragraph">
      <style:paragraph-properties style:text-autospace="none" fo:margin-bottom="0in" fo:line-height="100%"/>
    </style:style>
    <style:style style:name="T482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3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8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5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86" style:parent-style-name="Normaali" style:family="paragraph">
      <style:paragraph-properties style:text-autospace="none" fo:margin-bottom="0in" fo:line-height="100%"/>
    </style:style>
    <style:style style:name="T48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8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8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0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9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9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93" style:parent-style-name="Normaali" style:family="paragraph">
      <style:paragraph-properties style:text-autospace="none" fo:margin-bottom="0in" fo:line-height="100%"/>
    </style:style>
    <style:style style:name="T49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5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9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02" style:parent-style-name="Normaali" style:family="paragraph">
      <style:paragraph-properties style:text-autospace="none" fo:margin-bottom="0in" fo:line-height="100%"/>
    </style:style>
    <style:style style:name="T50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6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8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0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1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1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13" style:parent-style-name="Normaali" style:family="paragraph">
      <style:paragraph-properties style:text-autospace="none" fo:margin-bottom="0in" fo:line-height="100%"/>
    </style:style>
    <style:style style:name="T514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5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6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7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1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9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22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23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24" style:parent-style-name="Normaali" style:family="paragraph">
      <style:paragraph-properties style:text-autospace="none" fo:margin-bottom="0in" fo:line-height="100%"/>
    </style:style>
    <style:style style:name="T52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6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8" style:parent-style-name="Normaali" style:family="paragraph">
      <style:paragraph-properties style:text-autospace="none" fo:margin-bottom="0in" fo:line-height="100%"/>
    </style:style>
    <style:style style:name="T529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0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2" style:parent-style-name="Normaali" style:family="paragraph">
      <style:paragraph-properties style:text-autospace="none" fo:margin-bottom="0in" fo:line-height="100%"/>
    </style:style>
    <style:style style:name="T53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4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6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37" style:parent-style-name="Normaali" style:family="paragraph">
      <style:paragraph-properties style:text-autospace="none" fo:margin-bottom="0in" fo:line-height="100%"/>
    </style:style>
    <style:style style:name="T538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9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0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1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42" style:parent-style-name="Normaali" style:family="paragraph">
      <style:paragraph-properties style:text-autospace="none" fo:margin-bottom="0in" fo:line-height="100%"/>
    </style:style>
    <style:style style:name="T54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4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6" style:parent-style-name="Kappaleenoletusfontti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7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8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49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550" style:parent-style-name="Normaali" style:family="paragraph">
      <style:paragraph-properties style:text-autospace="none" fo:margin-bottom="0in" fo:line-height="100%"/>
    </style:style>
    <style:style style:name="T551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2" style:parent-style-name="Kappaleenoletusfontti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53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4" style:parent-style-name="Normaali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555" style:parent-style-name="Kappaleenoletusfontti" style:family="text">
      <style:text-properties style:font-name="Consolas" style:font-name-complex="Consolas" fo:color="#000000" fo:font-size="9.5pt" style:font-size-asian="9.5pt" style:font-size-complex="9.5pt" fo:background-color="#FFFFFF"/>
    </style:style>
  </office:automatic-styles>
  <office:body>
    <office:text text:use-soft-page-breaks="true">
      <text:p text:style-name="P1"><text:span text:style-name="T2">using</text:span><text:span text:style-name="T3"><text:s/>System;</text:span></text:p>
      <text:p text:style-name="P4"><text:span text:style-name="T5">using</text:span><text:span text:style-name="T6"><text:s/>System.Collections.Generic;</text:span></text:p>
      <text:p text:style-name="P7"><text:span text:style-name="T8">using</text:span><text:span text:style-name="T9"><text:s/>Jypeli;</text:span></text:p>
      <text:p text:style-name="P10"><text:span text:style-name="T11">using</text:span><text:span text:style-name="T12"><text:s/>Jypeli.Assets;</text:span></text:p>
      <text:p text:style-name="P13"><text:span text:style-name="T14">using</text:span><text:span text:style-name="T15"><text:s/>Jypeli.Controls;</text:span></text:p>
      <text:p text:style-name="P16"><text:span text:style-name="T17">using</text:span><text:span text:style-name="T18"><text:s/>Jypeli.Effects;</text:span></text:p>
      <text:p text:style-name="P19"><text:span text:style-name="T20">using</text:span><text:span text:style-name="T21"><text:s/>Jypeli.Widgets;</text:span></text:p>
      <text:p text:style-name="P22"><text:span text:style-name="T23">///</text:span><text:span text:style-name="T24"><text:s/></text:span><text:span text:style-name="T25">&lt;summary&gt;</text:span></text:p>
      <text:p text:style-name="P26"><text:span text:style-name="T27">///</text:span><text:span text:style-name="T28"><text:s/>@author Markku Lehtonen Santeri Saarinen</text:span></text:p>
      <text:p text:style-name="P29"><text:span text:style-name="T30">///</text:span><text:span text:style-name="T31"><text:s/>@version 0.1</text:span></text:p>
      <text:p text:style-name="P32"><text:span text:style-name="T33">///</text:span><text:span text:style-name="T34"><text:s/></text:span><text:span text:style-name="T35">&lt;/summary&gt;</text:span></text:p>
      <text:p text:style-name="P36"><text:span text:style-name="T37">public</text:span><text:span text:style-name="T38"><text:s/></text:span><text:span text:style-name="T39">class</text:span><text:span text:style-name="T40"><text:s/></text:span><text:span text:style-name="T41">LaufKelner2_3</text:span><text:span text:style-name="T42"><text:s/>:<text:s/></text:span><text:span text:style-name="T43">PhysicsGame</text:span></text:p>
      <text:p text:style-name="P44">{</text:p>
      <text:p text:style-name="P45"><text:span text:style-name="T46"><text:s text:c="4"/></text:span><text:span text:style-name="T47">const</text:span><text:span text:style-name="T48"><text:s/></text:span><text:span text:style-name="T49">double</text:span><text:span text:style-name="T50"><text:s/>KENTANLEVEYS = 800;</text:span></text:p>
      <text:p text:style-name="P51"/>
      <text:p text:style-name="P52"><text:span text:style-name="T53"><text:s text:c="4"/></text:span><text:span text:style-name="T54">const</text:span><text:span text:style-name="T55"><text:s/></text:span><text:span text:style-name="T56">double</text:span><text:span text:style-name="T57"><text:s/>KENTANKORKEUS = 600;</text:span></text:p>
      <text:p text:style-name="P58"/>
      <text:p text:style-name="P59"><text:span text:style-name="T60"><text:s text:c="4"/></text:span><text:span text:style-name="T61">const</text:span><text:span text:style-name="T62"><text:s/></text:span><text:span text:style-name="T63">double</text:span><text:span text:style-name="T64"><text:s/>RUUDUN_LEVEYS = KENTANLEVEYS / 30;</text:span></text:p>
      <text:p text:style-name="P65"/>
      <text:p text:style-name="P66"><text:span text:style-name="T67"><text:s text:c="4"/></text:span><text:span text:style-name="T68">const</text:span><text:span text:style-name="T69"><text:s/></text:span><text:span text:style-name="T70">double</text:span><text:span text:style-name="T71"><text:s/>RUUDUN_KORKEUS = KENTANKORKEUS / 30;</text:span></text:p>
      <text:p text:style-name="P72"/>
      <text:p text:style-name="P73"><text:span text:style-name="T74"><text:s text:c="4"/></text:span><text:span text:style-name="T75">PlatformCharacter</text:span><text:span text:style-name="T76"><text:s/>Pelaaja1;</text:span></text:p>
      <text:p text:style-name="P77"/>
      <text:p text:style-name="P78"><text:span text:style-name="T79"><text:s text:c="4"/></text:span><text:span text:style-name="T80">IntMeter</text:span><text:span text:style-name="T81"><text:s/>pelaajan1Pisteet;</text:span></text:p>
      <text:p text:style-name="P82"/>
      <text:p text:style-name="P83"><text:span text:style-name="T84"><text:s text:c="4"/></text:span><text:span text:style-name="T85">IntMeter</text:span><text:span text:style-name="T86"><text:s/>pelaajan1elama;</text:span></text:p>
      <text:p text:style-name="P87"/>
      <text:p text:style-name="P88"><text:span text:style-name="T89"><text:s text:c="4"/></text:span><text:span text:style-name="T90">public</text:span><text:span text:style-name="T91"><text:s/></text:span><text:span text:style-name="T92">override</text:span><text:span text:style-name="T93"><text:s/></text:span><text:span text:style-name="T94">void</text:span><text:span text:style-name="T95"><text:s/>Begin()</text:span></text:p>
      <text:p text:style-name="P96"><text:s text:c="4"/>{</text:p>
      <text:p text:style-name="P97"/>
      <text:p text:style-name="P98"><text:span text:style-name="T99"><text:s text:c="8"/>Gravity =<text:s/></text:span><text:span text:style-name="T100">new</text:span><text:span text:style-name="T101"><text:s/></text:span><text:span text:style-name="T102">Vector</text:span><text:span text:style-name="T103">(0, -500);</text:span></text:p>
      <text:p text:style-name="P104"/>
      <text:p text:style-name="P105"><text:s text:c="8"/>Camera.ZoomToLevel();</text:p>
      <text:p text:style-name="P106"/>
      <text:p text:style-name="P107"><text:span text:style-name="T108"><text:s text:c="8"/>Camera.StayInLevel =<text:s/></text:span><text:span text:style-name="T109">true</text:span><text:span text:style-name="T110">;</text:span></text:p>
      <text:p text:style-name="P111"><text:s text:c="8"/></text:p>
      <text:p text:style-name="P112"><text:span text:style-name="T113"><text:s text:c="8"/></text:span><text:span text:style-name="T114">Vastustaja</text:span><text:span text:style-name="T115"><text:s/>Juoppo =<text:s/></text:span><text:span text:style-name="T116">new</text:span><text:span text:style-name="T117"><text:s/></text:span><text:span text:style-name="T118">Vastustaja</text:span><text:span text:style-name="T119">(60, 60);</text:span></text:p>
      <text:p text:style-name="P120"><text:span text:style-name="T121"><text:s text:c="8"/>Juoppo.Position =<text:s/></text:span><text:span text:style-name="T122">RandomGen</text:span><text:span text:style-name="T123">.NextVector(Level.BoundingRect);</text:span></text:p>
      <text:p text:style-name="P124"><text:span text:style-name="T125"><text:s text:c="8"/>Juoppo.Image = LoadImage(</text:span><text:span text:style-name="T126">"juoppo"</text:span><text:span text:style-name="T127">);</text:span></text:p>
      <text:p text:style-name="P128"><text:s text:c="8"/>Add(Juoppo);</text:p>
      <text:p text:style-name="P129"/>
      <text:p text:style-name="P130"><text:span text:style-name="T131"><text:s text:c="8"/></text:span><text:span text:style-name="T132">Vastustaja</text:span><text:span text:style-name="T133"><text:s/>Puuma =<text:s/></text:span><text:span text:style-name="T134">new</text:span><text:span text:style-name="T135"><text:s/></text:span><text:span text:style-name="T136">Vastustaja</text:span><text:span text:style-name="T137">(90, 30);</text:span></text:p>
      <text:p text:style-name="P138"><text:span text:style-name="T139"><text:s text:c="8"/>Puuma.Position =<text:s/></text:span><text:span text:style-name="T140">RandomGen</text:span><text:span text:style-name="T141">.NextVector(Level.BoundingRect);</text:span></text:p>
      <text:p text:style-name="P142"><text:span text:style-name="T143"><text:s text:c="8"/>Puuma.Image = LoadImage(</text:span><text:span text:style-name="T144">"puuma"</text:span><text:span text:style-name="T145">);</text:span></text:p>
      <text:p text:style-name="P146"><text:s text:c="8"/>Add(Puuma);</text:p>
      <text:p text:style-name="P147"/>
      <text:p text:style-name="P148"><text:span text:style-name="T149"><text:s text:c="8"/></text:span><text:span text:style-name="T150">Vastustaja</text:span><text:span text:style-name="T151"><text:s/>Syoppo =<text:s/></text:span><text:span text:style-name="T152">new</text:span><text:span text:style-name="T153"><text:s/></text:span><text:span text:style-name="T154">Vastustaja</text:span><text:span text:style-name="T155">(60, 60);</text:span></text:p>
      <text:p text:style-name="P156"><text:span text:style-name="T157"><text:s text:c="8"/>Syoppo.Image = LoadImage(</text:span><text:span text:style-name="T158">"Syoppo"</text:span><text:span text:style-name="T159">);</text:span></text:p>
      <text:p text:style-name="P160"><text:s text:c="8"/>Add(Syoppo);</text:p>
      <text:p text:style-name="P161"/>
      <text:p text:style-name="P162"><text:span text:style-name="T163"><text:s text:c="8"/></text:span><text:span text:style-name="T164">public</text:span><text:span text:style-name="T165"><text:s/></text:span><text:span text:style-name="T166">void</text:span><text:span text:style-name="T167"><text:s/>LuoVastustaja(60, 60)</text:span></text:p>
      <text:p text:style-name="P168"><text:s text:c="8"/>{</text:p>
      <text:p text:style-name="P169"><text:s text:c="8"/></text:p>
      <text:p text:style-name="P170"><text:s text:c="8"/>}</text:p>
      <text:p text:style-name="P171"><text:s text:c="12"/></text:p>
      <text:p text:style-name="P172"><text:span text:style-name="T173"><text:s text:c="8"/></text:span><text:span text:style-name="T174">TileMap</text:span><text:span text:style-name="T175"><text:s/>ruudut =<text:s/></text:span><text:span text:style-name="T176">TileMap</text:span><text:span text:style-name="T177">.FromLevelAsset(</text:span><text:span text:style-name="T178">"kentta1"</text:span><text:span text:style-name="T179">);</text:span></text:p>
      <text:p text:style-name="P180"><text:span text:style-name="T181"><text:s text:c="8"/>ruudut.SetTileMethod(</text:span><text:span text:style-name="T182">'x'</text:span><text:span text:style-name="T183">, LuoLattia);</text:span></text:p>
      <text:p text:style-name="P184"><text:span text:style-name="T185"><text:s text:c="8"/>ruudut.SetTileMethod(</text:span><text:span text:style-name="T186">'P'</text:span><text:span text:style-name="T187">, LuoPelaaja1);</text:span></text:p>
      <text:p text:style-name="P188"><text:span text:style-name="T189"><text:s text:c="8"/>ruudut.SetTileMethod(</text:span><text:span text:style-name="T190">'V'</text:span><text:span text:style-name="T191"><text:s/>LuoVastustaja);</text:span></text:p>
      <text:p text:style-name="P192"><text:span text:style-name="T193"><text:s text:c="8"/>ruudut.SetTileMethod(</text:span><text:span text:style-name="T194">'*'</text:span><text:span text:style-name="T195">LuoPiste)</text:span></text:p>
      <text:p text:style-name="P196"><text:s text:c="8"/>ruudut.Execute(RUUDUN_LEVEYS, RUUDUN_KORKEUS);</text:p>
      <text:p text:style-name="P197"><text:span text:style-name="T198"><text:s text:c="8"/></text:span><text:span text:style-name="T199">Level</text:span><text:span text:style-name="T200">.CreateBorders();</text:span></text:p>
      <text:soft-page-break/>
      <text:p text:style-name="P201"><text:s text:c="8"/></text:p>
      <text:p text:style-name="P202"><text:s text:c="8"/>LisaaNappaimet(Pelaaja1);</text:p>
      <text:p text:style-name="P203"/>
      <text:p text:style-name="P204"><text:s text:c="4"/>}</text:p>
      <text:p text:style-name="P205"/>
      <text:p text:style-name="P206"><text:span text:style-name="T207"><text:s text:c="9"/></text:span><text:span text:style-name="T208">public</text:span><text:span text:style-name="T209"><text:s/></text:span><text:span text:style-name="T210">void</text:span><text:span text:style-name="T211"><text:s/>LuoTaso(</text:span><text:span text:style-name="T212">Vector</text:span><text:span text:style-name="T213"><text:s/>paikka,<text:s/></text:span><text:span text:style-name="T214">double</text:span><text:span text:style-name="T215"><text:s/>leveys,<text:s/></text:span><text:span text:style-name="T216">double</text:span><text:span text:style-name="T217"><text:s/>korkeus)</text:span></text:p>
      <text:p text:style-name="P218"><text:s text:c="6"/>{</text:p>
      <text:p text:style-name="P219"><text:span text:style-name="T220"><text:s text:c="10"/></text:span><text:span text:style-name="T221">PhysicsObject</text:span><text:span text:style-name="T222"><text:s/>taso =<text:s/></text:span><text:span text:style-name="T223">PhysicsObject</text:span><text:span text:style-name="T224">.CreateStaticObject(leveys, korkeus);</text:span></text:p>
      <text:p text:style-name="P225"><text:s text:c="10"/>taso.Position = paikka;</text:p>
      <text:p text:style-name="P226"><text:s text:c="10"/>Add(taso);</text:p>
      <text:p text:style-name="P227"/>
      <text:p text:style-name="P228"><text:span text:style-name="T229"><text:s text:c="4"/></text:span><text:span text:style-name="T230">void</text:span><text:span text:style-name="T231"><text:s/>Liikuta(</text:span><text:span text:style-name="T232">PhysicsObject</text:span><text:span text:style-name="T233"><text:s/>p,<text:s/></text:span><text:span text:style-name="T234">Vector</text:span><text:span text:style-name="T235"><text:s/>suunta)</text:span></text:p>
      <text:p text:style-name="P236"><text:s text:c="4"/>{</text:p>
      <text:p text:style-name="P237"><text:s text:c="8"/>p.Push(suunta);</text:p>
      <text:p text:style-name="P238"><text:s text:c="4"/>}</text:p>
      <text:p text:style-name="P239"><text:span text:style-name="T240"><text:s text:c="4"/></text:span><text:span text:style-name="T241">void</text:span><text:span text:style-name="T242"><text:s/>LuoPelaaja1(</text:span><text:span text:style-name="T243">Vector</text:span><text:span text:style-name="T244"><text:s/>paikka,<text:s/></text:span><text:span text:style-name="T245">double</text:span><text:span text:style-name="T246"><text:s/>leveys,<text:s/></text:span><text:span text:style-name="T247">double</text:span><text:span text:style-name="T248"><text:s/>korkeus)</text:span></text:p>
      <text:p text:style-name="P249"><text:s text:c="4"/>{</text:p>
      <text:p text:style-name="P250"><text:span text:style-name="T251"><text:s text:c="8"/>Pelaaja1 =<text:s/></text:span><text:span text:style-name="T252">new</text:span><text:span text:style-name="T253"><text:s/></text:span><text:span text:style-name="T254">PlatformCharacter</text:span><text:span text:style-name="T255">(50, 50,<text:s/></text:span><text:span text:style-name="T256">Shape</text:span><text:span text:style-name="T257">.Rectangle);</text:span></text:p>
      <text:p text:style-name="P258"><text:span text:style-name="T259"><text:s text:c="8"/></text:span><text:span text:style-name="T260">// <text:s/>Pelaaja1.Image = LoadImage("Klaus");</text:span></text:p>
      <text:p text:style-name="P261"><text:s text:c="8"/>Pelaaja1.Position = paikka;</text:p>
      <text:p text:style-name="P262"><text:s text:c="8"/>Pelaaja1.Mass = 2.0;</text:p>
      <text:p text:style-name="P263"><text:s text:c="8"/>Add(Pelaaja1);</text:p>
      <text:p text:style-name="P264"><text:s text:c="4"/>}</text:p>
      <text:p text:style-name="P265"><text:span text:style-name="T266"><text:s text:c="4"/></text:span><text:span text:style-name="T267">public</text:span><text:span text:style-name="T268"><text:s/></text:span><text:span text:style-name="T269">void</text:span><text:span text:style-name="T270"><text:s/>LisaaNappaimet(</text:span><text:span text:style-name="T271">PhysicsObject</text:span><text:span text:style-name="T272"><text:s/>Pelaaja1)</text:span></text:p>
      <text:p text:style-name="P273"><text:s text:c="4"/>{</text:p>
      <text:p text:style-name="P274"><text:span text:style-name="T275"><text:s text:c="8"/></text:span><text:span text:style-name="T276">PhoneBackButton</text:span><text:span text:style-name="T277">.Listen(ConfirmExit,<text:s/></text:span><text:span text:style-name="T278">"Lopeta peli"</text:span><text:span text:style-name="T279">);</text:span></text:p>
      <text:p text:style-name="P280"><text:span text:style-name="T281"><text:s text:c="8"/></text:span><text:span text:style-name="T282">Keyboard</text:span><text:span text:style-name="T283">.Listen(</text:span><text:span text:style-name="T284">Key</text:span><text:span text:style-name="T285">.Escape,<text:s/></text:span><text:span text:style-name="T286">ButtonState</text:span><text:span text:style-name="T287">.Pressed, ConfirmExit,<text:s/></text:span><text:span text:style-name="T288">"Lopeta peli"</text:span><text:span text:style-name="T289">);</text:span></text:p>
      <text:p text:style-name="P290"/>
      <text:p text:style-name="P291"><text:span text:style-name="T292"><text:s text:c="8"/></text:span><text:span text:style-name="T293">Keyboard</text:span><text:span text:style-name="T294">.Listen(</text:span><text:span text:style-name="T295">Key</text:span><text:span text:style-name="T296">.Left,<text:s/></text:span><text:span text:style-name="T297">ButtonState</text:span><text:span text:style-name="T298">.Down, Liikuta,<text:s/></text:span><text:span text:style-name="T299">null</text:span><text:span text:style-name="T300">, Pelaaja1,<text:s/></text:span><text:span text:style-name="T301">new</text:span><text:span text:style-name="T302"><text:s/></text:span><text:span text:style-name="T303">Vector</text:span><text:span text:style-name="T304">(-10000, 0));</text:span></text:p>
      <text:p text:style-name="P305"><text:span text:style-name="T306"><text:s text:c="8"/></text:span><text:span text:style-name="T307">Keyboard</text:span><text:span text:style-name="T308">.Listen(</text:span><text:span text:style-name="T309">Key</text:span><text:span text:style-name="T310">.Right,<text:s/></text:span><text:span text:style-name="T311">ButtonState</text:span><text:span text:style-name="T312">.Down, Liikuta,<text:s/></text:span><text:span text:style-name="T313">null</text:span><text:span text:style-name="T314">, Pelaaja1,<text:s/></text:span><text:span text:style-name="T315">new</text:span><text:span text:style-name="T316"><text:s/></text:span><text:span text:style-name="T317">Vector</text:span><text:span text:style-name="T318">(10000, 0));</text:span></text:p>
      <text:p text:style-name="P319"><text:span text:style-name="T320"><text:s text:c="8"/></text:span><text:span text:style-name="T321">Keyboard</text:span><text:span text:style-name="T322">.Listen(</text:span><text:span text:style-name="T323">Key</text:span><text:span text:style-name="T324">.Up,<text:s/></text:span><text:span text:style-name="T325">ButtonState</text:span><text:span text:style-name="T326">.Pressed, Liikuta,<text:s/></text:span><text:span text:style-name="T327">null</text:span><text:span text:style-name="T328">, Pelaaja1,<text:s/></text:span><text:span text:style-name="T329">new</text:span><text:span text:style-name="T330"><text:s/></text:span><text:span text:style-name="T331">Vector</text:span><text:span text:style-name="T332">(0, 50000));</text:span></text:p>
      <text:p text:style-name="P333"><text:span text:style-name="T334"><text:s text:c="8"/></text:span><text:span text:style-name="T335">//Keyboard.Listen(Key.Space, ButtonState.Pressed, Heita, null, Pelaaja1, new Vector(0, 100));</text:span></text:p>
      <text:p text:style-name="P336"><text:s text:c="4"/>}</text:p>
      <text:p text:style-name="P337"/>
      <text:p text:style-name="P338"><text:span text:style-name="T339"><text:s text:c="4"/></text:span><text:span text:style-name="T340">public</text:span><text:span text:style-name="T341"><text:s/></text:span><text:span text:style-name="T342">void</text:span><text:span text:style-name="T343"><text:s/>LuoLattia(</text:span><text:span text:style-name="T344">Vector</text:span><text:span text:style-name="T345"><text:s/>paikka,<text:s/></text:span><text:span text:style-name="T346">double</text:span><text:span text:style-name="T347"><text:s/>leveys,<text:s/></text:span><text:span text:style-name="T348">double</text:span><text:span text:style-name="T349"><text:s/>korkeus)</text:span></text:p>
      <text:p text:style-name="P350"><text:s text:c="4"/>{</text:p>
      <text:p text:style-name="P351"><text:span text:style-name="T352"><text:s text:c="8"/></text:span><text:span text:style-name="T353">PhysicsObject</text:span><text:span text:style-name="T354"><text:s/>lattia =<text:s/></text:span><text:span text:style-name="T355">PhysicsObject</text:span><text:span text:style-name="T356">.CreateStaticObject(leveys, korkeus);</text:span></text:p>
      <text:p text:style-name="P357"><text:s text:c="8"/>lattia.Position = paikka;</text:p>
      <text:p text:style-name="P358"><text:span text:style-name="T359"><text:s text:c="8"/></text:span><text:span text:style-name="T360">//lattia.Image = LoadImage("lattia");</text:span></text:p>
      <text:p text:style-name="P361"><text:s text:c="8"/>Add(lattia);</text:p>
      <text:p text:style-name="P362"><text:s text:c="4"/>}</text:p>
      <text:p text:style-name="P363"><text:span text:style-name="T364"><text:s text:c="4"/></text:span><text:span text:style-name="T365">void</text:span><text:span text:style-name="T366"><text:s/>LisaaPiste(</text:span><text:span text:style-name="T367">Vector</text:span><text:span text:style-name="T368"><text:s/>paikka,<text:s/></text:span><text:span text:style-name="T369">double</text:span><text:span text:style-name="T370"><text:s/>leveys,<text:s/></text:span><text:span text:style-name="T371">double</text:span><text:span text:style-name="T372"><text:s/>korkeus)</text:span></text:p>
      <text:p text:style-name="P373"><text:s text:c="4"/>{</text:p>
      <text:p text:style-name="P374"><text:span text:style-name="T375"><text:s text:c="8"/></text:span><text:span text:style-name="T376">PhysicsObject</text:span><text:span text:style-name="T377"><text:s/>piste =<text:s/></text:span><text:span text:style-name="T378">PhysicsObject</text:span><text:span text:style-name="T379">.CreateStaticObject(20, 20);</text:span></text:p>
      <text:p text:style-name="P380"><text:span text:style-name="T381"><text:s text:c="8"/>piste.IgnoresCollisionResponse =<text:s/></text:span><text:span text:style-name="T382">true</text:span><text:span text:style-name="T383">;</text:span></text:p>
      <text:p text:style-name="P384"><text:s text:c="8"/>piste.Position = paikka;</text:p>
      <text:p text:style-name="P385"><text:span text:style-name="T386"><text:s text:c="8"/>piste.Image = LoadImage(</text:span><text:span text:style-name="T387">'viina1'</text:span><text:span text:style-name="T388">);</text:span></text:p>
      <text:p text:style-name="P389"><text:span text:style-name="T390"><text:s text:c="8"/>piste.Tag =<text:s/></text:span><text:span text:style-name="T391">"piste"</text:span><text:span text:style-name="T392">;</text:span></text:p>
      <text:p text:style-name="P393"><text:s text:c="8"/>Add(piste);</text:p>
      <text:p text:style-name="P394"><text:s text:c="4"/>}</text:p>
      <text:p text:style-name="P395"><text:span text:style-name="T396"><text:s text:c="4"/></text:span><text:span text:style-name="T397">void</text:span><text:span text:style-name="T398"><text:s/>LisaaBurgeri(</text:span><text:span text:style-name="T399">Vector</text:span><text:span text:style-name="T400"><text:s/>paikka,<text:s/></text:span><text:span text:style-name="T401">double</text:span><text:span text:style-name="T402"><text:s/>leveys,<text:s/></text:span><text:span text:style-name="T403">double</text:span><text:span text:style-name="T404"><text:s/>korkeus)</text:span></text:p>
      <text:p text:style-name="P405"><text:s text:c="4"/>{</text:p>
      <text:p text:style-name="P406"><text:span text:style-name="T407"><text:s text:c="8"/></text:span><text:span text:style-name="T408">PhysicsObject</text:span><text:span text:style-name="T409"><text:s/>burge =<text:s/></text:span><text:span text:style-name="T410">PhysicsObject</text:span><text:span text:style-name="T411">.CreateStaticObject(20, 20);</text:span></text:p>
      <text:p text:style-name="P412"><text:span text:style-name="T413"><text:s text:c="8"/>burge.IgnoresCollisionResponse =<text:s/></text:span><text:span text:style-name="T414">true</text:span><text:span text:style-name="T415">;</text:span></text:p>
      <text:p text:style-name="P416"><text:s text:c="8"/>burge.Position = paikka;</text:p>
      <text:p text:style-name="P417"><text:span text:style-name="T418"><text:s text:c="8"/>burge.Image = LoadImage(</text:span><text:span text:style-name="T419">'burge'</text:span><text:span text:style-name="T420">);</text:span></text:p>
      <text:p text:style-name="P421"><text:span text:style-name="T422"><text:s text:c="8"/>burge.Tag =<text:s/></text:span><text:span text:style-name="T423">"burge"</text:span><text:span text:style-name="T424">;</text:span></text:p>
      <text:p text:style-name="P425"><text:s text:c="8"/>Add(burge);</text:p>
      <text:soft-page-break/>
      <text:p text:style-name="P426"><text:s text:c="4"/>}</text:p>
      <text:p text:style-name="P427"/>
      <text:p text:style-name="P428"><text:span text:style-name="T429"><text:s text:c="4"/></text:span><text:span text:style-name="T430">void</text:span><text:span text:style-name="T431"><text:s/>LisaaLaskurit()</text:span></text:p>
      <text:p text:style-name="P432"><text:s text:c="4"/>{</text:p>
      <text:p text:style-name="P433"><text:s text:c="8"/>pelaajan1Pisteet = LuoPisteLaskuri(Screen.Right - 100.0, Screen.Top - 100.0);</text:p>
      <text:p text:style-name="P434"><text:s text:c="4"/>}</text:p>
      <text:p text:style-name="P435"><text:span text:style-name="T436"><text:s text:c="4"/></text:span><text:span text:style-name="T437">IntMeter</text:span><text:span text:style-name="T438"><text:s/>LuoPisteLaskuri(</text:span><text:span text:style-name="T439">double</text:span><text:span text:style-name="T440"><text:s/>x,<text:s/></text:span><text:span text:style-name="T441">double</text:span><text:span text:style-name="T442"><text:s/>y)</text:span></text:p>
      <text:p text:style-name="P443"><text:s text:c="4"/>{</text:p>
      <text:p text:style-name="P444"><text:span text:style-name="T445"><text:s text:c="8"/></text:span><text:span text:style-name="T446">IntMeter</text:span><text:span text:style-name="T447"><text:s/>laskuri =<text:s/></text:span><text:span text:style-name="T448">new</text:span><text:span text:style-name="T449"><text:s/></text:span><text:span text:style-name="T450">IntMeter</text:span><text:span text:style-name="T451">(0);</text:span></text:p>
      <text:p text:style-name="P452"><text:s text:c="8"/>laskuri.MaxValue = 999;</text:p>
      <text:p text:style-name="P453"/>
      <text:p text:style-name="P454"><text:span text:style-name="T455"><text:s text:c="8"/></text:span><text:span text:style-name="T456">Label</text:span><text:span text:style-name="T457"><text:s/>naytto =<text:s/></text:span><text:span text:style-name="T458">new</text:span><text:span text:style-name="T459"><text:s/></text:span><text:span text:style-name="T460">Label</text:span><text:span text:style-name="T461">();</text:span></text:p>
      <text:p text:style-name="P462"><text:s text:c="8"/>naytto.BindTo(laskuri);</text:p>
      <text:p text:style-name="P463"><text:s text:c="8"/>naytto.X = x;</text:p>
      <text:p text:style-name="P464"><text:s text:c="8"/>naytto.Y = y;</text:p>
      <text:p text:style-name="P465"><text:span text:style-name="T466"><text:s text:c="8"/>naytto.Image = LoadImage(</text:span><text:span text:style-name="T467">"aurinko"</text:span><text:span text:style-name="T468">);</text:span></text:p>
      <text:p text:style-name="P469"><text:span text:style-name="T470"><text:s text:c="8"/>naytto.TextColor =<text:s/></text:span><text:span text:style-name="T471">Color</text:span><text:span text:style-name="T472">.DarkBrown;</text:span></text:p>
      <text:p text:style-name="P473"><text:span text:style-name="T474"><text:s text:c="8"/></text:span><text:span text:style-name="T475">//naytto.BorderColor = Color.Black;</text:span></text:p>
      <text:p text:style-name="P476"><text:span text:style-name="T477"><text:s text:c="8"/></text:span><text:span text:style-name="T478">//naytto.Color = Color.DarkGray;</text:span></text:p>
      <text:p text:style-name="P479"><text:s text:c="8"/>Add(naytto);</text:p>
      <text:p text:style-name="P480"/>
      <text:p text:style-name="P481"><text:span text:style-name="T482"><text:s text:c="8"/></text:span><text:span text:style-name="T483">return</text:span><text:span text:style-name="T484"><text:s/>laskuri;</text:span></text:p>
      <text:p text:style-name="P485"><text:s text:c="4"/>}</text:p>
      <text:p text:style-name="P486"><text:span text:style-name="T487"><text:s text:c="4"/></text:span><text:span text:style-name="T488">void</text:span><text:span text:style-name="T489"><text:s/>LisaaElamaLaskuri()</text:span></text:p>
      <text:p text:style-name="P490"><text:s text:c="4"/>{</text:p>
      <text:p text:style-name="P491"><text:s text:c="8"/>pelaajan1elama = LuoElamaLaskuri(Screen.Left + 100.0, Screen.Top - 100.0);</text:p>
      <text:p text:style-name="P492"><text:s text:c="4"/>}</text:p>
      <text:p text:style-name="P493"><text:span text:style-name="T494"><text:s text:c="4"/></text:span><text:span text:style-name="T495">IntMeter</text:span><text:span text:style-name="T496"><text:s/>LuoElamaLaskuri(</text:span><text:span text:style-name="T497">double</text:span><text:span text:style-name="T498"><text:s/>x,<text:s/></text:span><text:span text:style-name="T499">double</text:span><text:span text:style-name="T500"><text:s/>y)</text:span></text:p>
      <text:p text:style-name="P501"><text:s text:c="4"/>{</text:p>
      <text:p text:style-name="P502"><text:span text:style-name="T503"><text:s text:c="8"/></text:span><text:span text:style-name="T504">IntMeter</text:span><text:span text:style-name="T505"><text:s/>elama =<text:s/></text:span><text:span text:style-name="T506">new</text:span><text:span text:style-name="T507"><text:s/></text:span><text:span text:style-name="T508">IntMeter</text:span><text:span text:style-name="T509">(0);</text:span></text:p>
      <text:p text:style-name="P510"><text:s text:c="8"/>elama.MaxValue = 3;</text:p>
      <text:p text:style-name="P511"><text:s text:c="8"/>elama.LowerLimit += ElamaLoppui;</text:p>
      <text:p text:style-name="P512"/>
      <text:p text:style-name="P513"><text:span text:style-name="T514"><text:s text:c="8"/></text:span><text:span text:style-name="T515">Label</text:span><text:span text:style-name="T516"><text:s/>naytto2 =<text:s/></text:span><text:span text:style-name="T517">new</text:span><text:span text:style-name="T518"><text:s/></text:span><text:span text:style-name="T519">Label</text:span><text:span text:style-name="T520">();</text:span></text:p>
      <text:p text:style-name="P521"><text:s text:c="8"/>naytto2.BindTo(elama);</text:p>
      <text:p text:style-name="P522"><text:s text:c="8"/>naytto2.X = x;</text:p>
      <text:p text:style-name="P523"><text:s text:c="8"/>naytto2.Y = y;</text:p>
      <text:p text:style-name="P524"><text:span text:style-name="T525"><text:s text:c="8"/>naytto2.TextColor =<text:s/></text:span><text:span text:style-name="T526">Color</text:span><text:span text:style-name="T527">.White;</text:span></text:p>
      <text:p text:style-name="P528"><text:span text:style-name="T529"><text:s text:c="8"/>naytto2.BorderColor =<text:s/></text:span><text:span text:style-name="T530">Color</text:span><text:span text:style-name="T531">.Black;</text:span></text:p>
      <text:p text:style-name="P532"><text:span text:style-name="T533"><text:s text:c="8"/>naytto2.Color =<text:s/></text:span><text:span text:style-name="T534">Color</text:span><text:span text:style-name="T535">.DarkGray;</text:span></text:p>
      <text:p text:style-name="P536"><text:s text:c="8"/>Add(naytto2);</text:p>
      <text:p text:style-name="P537"><text:span text:style-name="T538"><text:s text:c="8"/></text:span><text:span text:style-name="T539">return</text:span><text:span text:style-name="T540"><text:s/>elama;</text:span></text:p>
      <text:p text:style-name="P541"><text:s text:c="4"/>}</text:p>
      <text:p text:style-name="P542"><text:span text:style-name="T543"><text:s text:c="4"/></text:span><text:span text:style-name="T544">public</text:span><text:span text:style-name="T545"><text:s/></text:span><text:span text:style-name="T546">void</text:span><text:span text:style-name="T547"><text:s/>ElamaLoppui(loppuLause)</text:span></text:p>
      <text:p text:style-name="P548"><text:s text:c="4"/>{</text:p>
      <text:p text:style-name="P549"><text:s text:c="8"/>Pelaaja1.Destroy();</text:p>
      <text:p text:style-name="P550"><text:span text:style-name="T551"><text:s text:c="8"/></text:span><text:span text:style-name="T552">MessageDisplay</text:span><text:span text:style-name="T553">.Add(loppuLause);</text:span></text:p>
      <text:p text:style-name="P554"><text:s text:c="4"/>}</text:p>
      <text:p text:style-name="Normaali"><text:span text:style-name="T55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arinen, Santeri</meta:initial-creator>
    <dc:creator>Saarinen, Santeri</dc:creator>
    <meta:creation-date>2016-03-02T14:43:00Z</meta:creation-date>
    <dc:date>2016-03-02T14:49:00Z</dc:date>
    <meta:template xlink:href="Normal" xlink:type="simple"/>
    <meta:editing-cycles>1</meta:editing-cycles>
    <meta:editing-duration>PT360S</meta:editing-duration>
    <meta:document-statistic meta:page-count="3" meta:paragraph-count="10" meta:word-count="558" meta:character-count="5076" meta:row-count="37" meta:non-whitespace-character-count="4528"/>
  </office:meta>
</office:document-meta>
</file>